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3f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2de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276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6f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f9be6fe"/>
    </style:style>
    <style:style style:name="T12" style:family="text">
      <style:text-properties style:font-name="標楷體1" officeooo:rsid="299a2853"/>
    </style:style>
    <style:style style:name="T13" style:family="text">
      <style:text-properties style:font-name="標楷體1" officeooo:rsid="29d3793e"/>
    </style:style>
    <style:style style:name="T14" style:family="text">
      <style:text-properties style:font-name="標楷體1" officeooo:rsid="352e8af6"/>
    </style:style>
    <style:style style:name="T15" style:family="text">
      <style:text-properties style:font-name="標楷體1" officeooo:rsid="2a43213f"/>
    </style:style>
    <style:style style:name="T16" style:family="text">
      <style:text-properties style:font-name="標楷體1" officeooo:rsid="2aafec86"/>
    </style:style>
    <style:style style:name="T17" style:family="text">
      <style:text-properties style:font-name="標楷體1" officeooo:rsid="4c43b58b"/>
    </style:style>
    <style:style style:name="T18" style:family="text">
      <style:text-properties style:font-name="標楷體1" officeooo:rsid="2b73fccf"/>
    </style:style>
    <style:style style:name="T19" style:family="text">
      <style:text-properties style:font-name="標楷體1" officeooo:rsid="2b7694b3"/>
    </style:style>
    <style:style style:name="T20" style:family="text">
      <style:text-properties style:font-name="標楷體1" officeooo:rsid="2bb65074"/>
    </style:style>
    <style:style style:name="T21" style:family="text">
      <style:text-properties style:font-name="標楷體1" officeooo:rsid="2bcd9758"/>
    </style:style>
    <style:style style:name="T22" style:family="text">
      <style:text-properties officeooo:rsid="1e28fd16"/>
    </style:style>
    <style:style style:name="T23" style:family="text">
      <style:text-properties officeooo:rsid="352e8af6"/>
    </style:style>
    <style:style style:name="T24" style:family="text">
      <style:text-properties officeooo:rsid="17cb7444"/>
    </style:style>
    <style:style style:name="T25" style:family="text">
      <style:text-properties fo:color="#333333"/>
    </style:style>
    <style:style style:name="T26" style:family="text">
      <style:text-properties fo:color="#333333" style:font-name="標楷體1"/>
    </style:style>
    <style:style style:name="T27" style:family="text">
      <style:text-properties fo:color="#333333" style:font-name="標楷體1" officeooo:rsid="2b7694b3"/>
    </style:style>
    <style:style style:name="T28" style:family="text">
      <style:text-properties fo:color="#333333" style:font-name="標楷體1" style:font-name-asian="標楷體1"/>
    </style:style>
    <style:style style:name="T29" style:family="text">
      <style:text-properties fo:color="#333333" style:font-name="標楷體1" officeooo:rsid="2bb65074"/>
    </style:style>
    <style:style style:name="T30" style:family="text">
      <style:text-properties fo:color="#333333" officeooo:rsid="4c43b58b"/>
    </style:style>
    <style:style style:name="T31" style:family="text">
      <style:text-properties officeooo:rsid="2e2d83da"/>
    </style:style>
    <style:style style:name="T32" style:family="text">
      <style:text-properties officeooo:rsid="2e2d83da" style:font-name-asian="Arial1"/>
    </style:style>
    <style:style style:name="T33" style:family="text">
      <style:text-properties officeooo:rsid="2acca8ab" style:font-name-asian="Arial1"/>
    </style:style>
    <style:style style:name="T34" style:family="text">
      <style:text-properties officeooo:rsid="2ae34198" style:font-name-asian="Arial1"/>
    </style:style>
    <style:style style:name="T35" style:family="text">
      <style:text-properties officeooo:rsid="2a4022f4"/>
    </style:style>
    <style:style style:name="T36" style:family="text">
      <style:text-properties officeooo:rsid="4c43b58b"/>
    </style:style>
    <style:style style:name="T37" style:family="text">
      <style:text-properties officeooo:rsid="40b326dd"/>
    </style:style>
    <style:style style:name="T38" style:family="text">
      <style:text-properties officeooo:rsid="2aafec86"/>
    </style:style>
    <style:style style:name="T39" style:family="text">
      <style:text-properties officeooo:rsid="2a7744f3"/>
    </style:style>
    <style:style style:name="T40" style:family="text">
      <style:text-properties officeooo:rsid="2acca8ab"/>
    </style:style>
    <style:style style:name="T41" style:family="text">
      <style:text-properties officeooo:rsid="2ace03af"/>
    </style:style>
    <style:style style:name="T42" style:family="text">
      <style:text-properties officeooo:rsid="2ae34198"/>
    </style:style>
    <style:style style:name="T43" style:family="text">
      <style:text-properties fo:color="#010101" style:font-name="標楷體1" style:font-name-asian="標楷體1"/>
    </style:style>
    <style:style style:name="T44" style:family="text">
      <style:text-properties fo:color="#010101" style:font-name="標楷體1" officeooo:rsid="2ae34198" style:font-name-asian="標楷體1"/>
    </style:style>
    <style:style style:name="T45" style:family="text">
      <style:text-properties fo:color="#1c1c1c"/>
    </style:style>
    <style:style style:name="T46" style:family="text">
      <style:text-properties fo:color="#1c1c1c" style:text-underline-style="solid" style:text-underline-width="auto" style:text-underline-color="font-color"/>
    </style:style>
    <style:style style:name="T47" style:family="text">
      <style:text-properties fo:color="#1c1c1c" style:text-underline-style="solid" style:text-underline-width="auto" style:text-underline-color="font-color" officeooo:rsid="2e2d83da"/>
    </style:style>
    <style:style style:name="T48" style:family="text">
      <style:text-properties officeooo:rsid="2b73fccf"/>
    </style:style>
    <style:style style:name="T49" style:family="text">
      <style:text-properties officeooo:rsid="2b7557dd"/>
    </style:style>
    <style:style style:name="T50" style:family="text">
      <style:text-properties officeooo:rsid="376c64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34059397" text:style-name="L1">
        <text:list-item>
          <text:p text:style-name="P1"><text:bookmark-start text:name="神"/>神<text:bookmark-end text:name="神"/></text:p>
          <text:list>
            <text:list-item>
              <text:p text:style-name="P15">（相關描述 在 <text:span text:style-name="T1">新生之書</text:span>的 <text:span text:style-name="T1">神、預言</text:span> <text:span text:style-name="T23">文件群的</text:span> <text:span text:style-name="T1">神</text:span>）</text:p>
            </text:list-item>
            <text:list-item>
              <text:p text:style-name="P19">神。</text:p>
              <text:list>
                <text:list-item>
                  <text:p text:style-name="P19">神 是 <text:span text:style-name="T24">職位、職業、階層、身分、地位、職別、隸屬。</text:span></text:p>
                </text:list-item>
                <text:list-item>
                  <text:p text:style-name="P2">神 是 <text:span text:style-name="T24">有超能力並且幫助人類文明的個體</text:span>。</text:p>
                </text:list-item>
              </text:list>
            </text:list-item>
            <text:list-item>
              <text:p text:style-name="P20"><text:span text:style-name="T31">（李嗣涔 認定的）</text:span>神、佛。</text:p>
              <text:list>
                <text:list-item>
                  <text:p text:style-name="P3"><text:span text:style-name="T31">（李嗣涔 認定的）信息場 </text:span><text:span text:style-name="T32">↔</text:span><text:span text:style-name="T31"> </text:span>精神世界。</text:p>
                </text:list-item>
                <text:list-item>
                  <text:p text:style-name="P4"><text:span text:style-name="T31">（李嗣涔 認定的）</text:span>神、佛<text:span text:style-name="T31"> </text:span><text:span text:style-name="T32">↔</text:span><text:span text:style-name="T31"> </text:span>精神層個體<text:span text:style-name="T25">、第</text:span><text:span text:style-name="T26">2</text:span><text:span text:style-name="T25">層級型態個體</text:span>。</text:p>
                  <text:list>
                    <text:list-item>
                      <text:p text:style-name="P16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21">精神層個體 是 精神世界的 個體。</text:p>
                      <text:list>
                        <text:list-item>
                          <text:p text:style-name="P21">精神世界 是（物質世界、精神世界 的）精神世界。</text:p>
                          <text:list>
                            <text:list-item>
                              <text:p text:style-name="P21">明顯例子，人類個體 是 物質世界的 個體。</text:p>
                            </text:list-item>
                            <text:list-item>
                              <text:p text:style-name="P22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21">物質世界、精神世界 有機率 互相影響。</text:p>
                          <text:list>
                            <text:list-item>
                              <text:p text:style-name="P23">物質世界的個體、精神世界的個體 有機率 互相影響。</text:p>
                            </text:list-item>
                            <text:list-item>
                              <text:p text:style-name="P23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5">（相關描述 在 <text:span text:style-name="T1">新生之書</text:span>的 <text:span text:style-name="T1">_</text:span><text:span text:style-name="T14"> </text:span><text:span text:style-name="T23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24">組織。</text:p>
                      <text:list>
                        <text:list-item>
                          <text:p text:style-name="P24">以 美國 為首的 國家政府。</text:p>
                          <text:list>
                            <text:list-item>
                              <text:p text:style-name="P24">明顯例子，美國、英國、澳洲、日本、中國、印度、俄羅斯、加拿大、以色列。</text:p>
                            </text:list-item>
                            <text:list-item>
                              <text:p text:style-name="P24">明顯例子，國家機密組織、國家政府 的 探員、軍方、警方、政方、一般民眾。</text:p>
                            </text:list-item>
                            <text:list-item>
                              <text:p text:style-name="P24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24">梵諦岡。</text:p>
                        </text:list-item>
                        <text:list-item>
                          <text:p text:style-name="P24">共濟會。</text:p>
                        </text:list-item>
                        <text:list-item>
                          <text:p text:style-name="P24">光明會。</text:p>
                        </text:list-item>
                      </text:list>
                    </text:list-item>
                    <text:list-item>
                      <text:p text:style-name="P25"><text:span text:style-name="T13">勢力</text:span>。</text:p>
                      <text:list>
                        <text:list-item>
                          <text:p text:style-name="P26">協助派。</text:p>
                          <text:list>
                            <text:list-item>
                              <text:p text:style-name="P26">保護 本書。</text:p>
                            </text:list-item>
                            <text:list-item>
                              <text:p text:style-name="P26">有機率 改變 人類文明。</text:p>
                            </text:list-item>
                          </text:list>
                        </text:list-item>
                        <text:list-item>
                          <text:p text:style-name="P26">阻擋派。</text:p>
                          <text:list>
                            <text:list-item>
                              <text:p text:style-name="P27">（試圖）阻止 本書 被發布。</text:p>
                            </text:list-item>
                            <text:list-item>
                              <text:p text:style-name="P26">有機率 維持、改變 人類文明。</text:p>
                            </text:list-item>
                          </text:list>
                        </text:list-item>
                        <text:list-item>
                          <text:p text:style-name="P26">觀望派。</text:p>
                          <text:list>
                            <text:list-item>
                              <text:p text:style-name="P26">觀望、觀察 本書。</text:p>
                            </text:list-item>
                            <text:list-item>
                              <text:p text:style-name="P26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24"><text:span text:style-name="T7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24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7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6">觀望、觀察 本書。</text:p>
                            </text:list-item>
                            <text:list-item>
                              <text:p text:style-name="P26">有機率 記錄 人類文明。</text:p>
                              <text:list>
                                <text:list-item>
                                  <text:p text:style-name="P26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有機率有、有機率發生。</text:p>
              <text:list>
                <text:list-item>
                  <text:p text:style-name="P28">協助派、阻擋派。</text:p>
                  <text:list>
                    <text:list-item>
                      <text:p text:style-name="P28">協助派。</text:p>
                      <text:list>
                        <text:list-item>
                          <text:p text:style-name="P29">保護 本書。</text:p>
                        </text:list-item>
                      </text:list>
                    </text:list-item>
                    <text:list-item>
                      <text:p text:style-name="P29">阻擋派。</text:p>
                      <text:list>
                        <text:list-item>
                          <text:p text:style-name="P30">阻擋派。</text:p>
                          <text:list>
                            <text:list-item>
                              <text:p text:style-name="P27">（試圖）阻止 本書 被發布。</text:p>
                            </text:list-item>
                          </text:list>
                        </text:list-item>
                        <text:list-item>
                          <text:p text:style-name="P29">阻擋派。</text:p>
                          <text:list>
                            <text:list-item>
                              <text:p text:style-name="P28">發覺存在。</text:p>
                            </text:list-item>
                            <text:list-item>
                              <text:p text:style-name="P28">情報收集。</text:p>
                            </text:list-item>
                            <text:list-item>
                              <text:p text:style-name="P28"><text:span text:style-name="T3">判定</text:span> 有機率威脅到 人類文明。</text:p>
                              <text:list>
                                <text:list-item>
                                  <text:p text:style-name="P28">（試圖）暗殺。</text:p>
                                </text:list-item>
                              </text:list>
                            </text:list-item>
                            <text:list-item>
                              <text:p text:style-name="P28">被提醒 不能暗殺。</text:p>
                            </text:list-item>
                            <text:list-item>
                              <text:p text:style-name="P98">利用。</text:p>
                            </text:list-item>
                            <text:list-item>
                              <text:p text:style-name="P28">發覺 本書 決定要被發布。</text:p>
                              <text:list>
                                <text:list-item>
                                  <text:p text:style-name="P28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8">發覺 本書 即將被發布。</text:p>
                              <text:list>
                                <text:list-item>
                                  <text:p text:style-name="P28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8">本書 被發布。</text:p>
                            </text:list-item>
                          </text:list>
                        </text:list-item>
                        <text:list-item>
                          <text:p text:style-name="P28">阻擋派。</text:p>
                          <text:list>
                            <text:list-item>
                              <text:p text:style-name="P28">發覺存在。</text:p>
                              <text:list>
                                <text:list-item>
                                  <text:p text:style-name="P28">竊聽 發現 本書。</text:p>
                                  <text:list>
                                    <text:list-item>
                                      <text:p text:style-name="P28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情報收集。</text:p>
                              <text:list>
                                <text:list-item>
                                  <text:p text:style-name="P28">開始、持續、到本書發布和目前為止都（還）沒有停止 情報收集。</text:p>
                                </text:list-item>
                                <text:list-item>
                                  <text:p text:style-name="P28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8">竊聽、偷窺、跟監、監視、線民、社交工程。</text:p>
                                      <text:list>
                                        <text:list-item>
                                          <text:p text:style-name="P28">利用 周遭個體 進行 竊聽、偷窺、跟監、監視、社交工程。</text:p>
                                        </text:list-item>
                                        <text:list-item>
                                          <text:p text:style-name="P28">利用 周遭個體 成為 線民。</text:p>
                                        </text:list-item>
                                        <text:list-item>
                                          <text:p text:style-name="P28">明顯例子，<text:span text:style-name="T11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8">（超視距）遙視、（預知未來型）遙視、透視、<text:span text:style-name="T22">靈魂出竅。</text:span></text:p>
                                    </text:list-item>
                                    <text:list-item>
                                      <text:p text:style-name="P28"><text:span text:style-name="T22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8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判定 有機率威脅到 人類文明。</text:p>
                              <text:list>
                                <text:list-item>
                                  <text:p text:style-name="P28"><text:span text:style-name="T12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8">使用 線民、探員、軍方、警方、電器 竊聽、偷窺 情報收集。</text:p>
                                    </text:list-item>
                                    <text:list-item>
                                      <text:p text:style-name="P28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8">判定 有機率 威脅、摧毀 人類、人類文明、人類群體 本身、運作狀態、架構。</text:p>
                                </text:list-item>
                                <text:list-item>
                                  <text:p text:style-name="P28">（試圖）暗殺。</text:p>
                                </text:list-item>
                              </text:list>
                            </text:list-item>
                            <text:list-item>
                              <text:p text:style-name="P28">被提醒 不能 暗殺。</text:p>
                              <text:list>
                                <text:list-item>
                                  <text:p text:style-name="P28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8">利用。</text:p>
                              <text:list>
                                <text:list-item>
                                  <text:p text:style-name="P28"><text:span text:style-name="T12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8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8">誘導 記載、記錄 有利於 獲利者、既得利益者、人類文明 的 內容。</text:p>
                                    </text:list-item>
                                    <text:list-item>
                                      <text:p text:style-name="P28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發覺 本書 決定要被發布。</text:p>
                              <text:list>
                                <text:list-item>
                                  <text:p text:style-name="P28"><text:span text:style-name="T12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8">發覺 本書 即將被發布。</text:p>
                              <text:list>
                                <text:list-item>
                                  <text:p text:style-name="P28"><text:span text:style-name="T12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8">本書 被發布。</text:p>
                              <text:list>
                                <text:list-item>
                                  <text:p text:style-name="P28"><text:span text:style-name="T12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8">協助派、抵擋派（仍然）存在。</text:p>
                                </text:list-item>
                                <text:list-item>
                                  <text:p text:style-name="P28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人類文明的 領導層、遙視團隊、監控團隊 有機率認定<text:span text:style-name="T45">（）</text:span>太平凡、沒有愛心、沒有信念。</text:p>
                  <text:list>
                    <text:list-item>
                      <text:p text:style-name="P31">人類文明的 領導層、遙視團隊、監控團隊 有機率認定<text:span text:style-name="T45">（）</text:span>沒有好品德、沒有教養。</text:p>
                    </text:list-item>
                    <text:list-item>
                      <text:p text:style-name="P32">人類文明的 領導層、遙視團隊、監控團隊 有機率（對<text:span text:style-name="T45">（）</text:span>）感到 失望、輕蔑、敵視。</text:p>
                    </text:list-item>
                    <text:list-item>
                      <text:p text:style-name="P33">人類文明的 領導層、遙視團隊、監控團隊 有機率（對 本書的 內容）感到 憤怒。</text:p>
                    </text:list-item>
                    <text:list-item>
                      <text:p text:style-name="P33">人類文明的 領導層、遙視團隊、監控團隊 有機率使用 超能力、官方權力 偷窺、竊聽。</text:p>
                      <text:list>
                        <text:list-item>
                          <text:p text:style-name="P33">人類文明的 領導層、遙視團隊、監控團隊 有機率（已經、正在、即將）使用 官方權力、超能力（近距離、遠距離、超視距<text:span text:style-name="T6">）(肉質層、意識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34"><text:span text:style-name="T45">（）</text:span>周遭 有機率正在 開 超能力 派對。</text:p>
                  <text:list>
                    <text:list-item>
                      <text:p text:style-name="P35"><text:span text:style-name="T45">（）</text:span>本身、周遭 有機率 已經、正在 開 超能力 派對、戰爭。</text:p>
                    </text:list-item>
                    <text:list-item>
                      <text:p text:style-name="P36"><text:span text:style-name="T45">（）</text:span>本身、周遭 肉質層、意識層、精神層 有機率 已經、正在 開 超能力 派對、戰爭。</text:p>
                    </text:list-item>
                    <text:list-item>
                      <text:p text:style-name="P36"><text:span text:style-name="T45">（）</text:span>內在物質、外在環境 有機率 已經、正在 開 超能力 派對、戰爭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25"> 的 明顯例子</text:span>，<text:span text:style-name="T25">物質世界的個體、</text:span>人類。</text:p>
            </text:list-item>
            <text:list-item>
              <text:p text:style-name="P9">意識層個體<text:span text:style-name="T25"> 的 明顯例子</text:span>，<text:span text:style-name="T25">物質世界的個體、</text:span>靈魂。</text:p>
            </text:list-item>
            <text:list-item>
              <text:p text:style-name="P10">精神層個體<text:span text:style-name="T25"> 的 明顯例子</text:span>，<text:span text:style-name="T25">精神世界的個體、</text:span><text:span text:style-name="T31">（李嗣涔 認定的）</text:span>神、佛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99">監控。</text:p>
              <text:list>
                <text:list-item>
                  <text:p text:style-name="P99">大規模監控。</text:p>
                </text:list-item>
                <text:list-item>
                  <text:p text:style-name="P99">精準監控。</text:p>
                </text:list-item>
              </text:list>
            </text:list-item>
            <text:list-item>
              <text:p text:style-name="P100">大規模監控。</text:p>
              <text:list>
                <text:list-item>
                  <text:p text:style-name="P14"><text:span text:style-name="T36">電器</text:span><text:span text:style-name="T30">型大規模</text:span><text:span text:style-name="T36">監控</text:span>。</text:p>
                </text:list-item>
                <text:list-item>
                  <text:p text:style-name="P103">位<text:span text:style-name="T36">器型大規模監控</text:span>。</text:p>
                </text:list-item>
                <text:list-item>
                  <text:p text:style-name="P14"><text:span text:style-name="T36">超能力</text:span><text:span text:style-name="T30">型大規模</text:span><text:span text:style-name="T36">監控</text:span>。</text:p>
                </text:list-item>
              </text:list>
            </text:list-item>
            <text:list-item>
              <text:p text:style-name="P101">大規模監控。</text:p>
              <text:list>
                <text:list-item>
                  <text:p text:style-name="P102"><text:span text:style-name="T17">第</text:span><text:span text:style-name="T16">a層級型態</text:span><text:span text:style-name="T36">大規模監控</text:span>。</text:p>
                </text:list-item>
              </text:list>
            </text:list-item>
            <text:list-item>
              <text:p text:style-name="P37">電器型大規模監控。</text:p>
              <text:list>
                <text:list-item>
                  <text:p text:style-name="P38">電器型大規模監控 是 使用 電器 進行 大規模監控。</text:p>
                  <text:list>
                    <text:list-item>
                      <text:p text:style-name="P11"><text:span text:style-name="T25">電器型大規模監控 是 </text:span>使用 電器<text:span text:style-name="T25"> 進行（近距離、遠距離、超視距）大規模</text:span>監控。</text:p>
                    </text:list-item>
                    <text:list-item>
                      <text:p text:style-name="P39">電器型大規模監控 是 設計、製造、使用 光 大規模、<text:span text:style-name="T5">精準 </text:span>監控、<text:span text:style-name="T5">側寫（</text:span><text:span text:style-name="T15">profile）</text:span>。</text:p>
                    </text:list-item>
                    <text:list-item>
                      <text:p text:style-name="P40">電器型大規模監控 是 設計、製造、使用 電器 大規模、<text:span text:style-name="T5">精準 </text:span>監控、<text:span text:style-name="T5">側寫(</text:span><text:span text:style-name="T15">profile)</text:span>。</text:p>
                    </text:list-item>
                  </text:list>
                </text:list-item>
                <text:list-item>
                  <text:p text:style-name="P41">明顯例子，電腦、手機、簡訊、網路、攝影機、社交軟體、<text:span text:style-name="T6">GPS、汽車</text:span>、電錶、插座<text:span text:style-name="T5">、</text:span><text:span text:style-name="T37">無線電</text:span>。</text:p>
                  <text:list>
                    <text:list-item>
                      <text:p text:style-name="P37">明顯例子，某一特定監控個體 使用 伺服器後門、基地台後門、雲端後門 大規模監控。</text:p>
                      <text:list>
                        <text:list-item>
                          <text:p text:style-name="P42">該監控個體 使用 伺服器後門、基地台後門、雲端後門 大規模監控 領導層、國民群。</text:p>
                          <text:list>
                            <text:list-item>
                              <text:p text:style-name="P43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43"><text:span text:style-name="T5">該監控個體 有機率大規模側寫（</text:span><text:span text:style-name="T15">profile）</text:span>。</text:p>
                          <text:list>
                            <text:list-item>
                              <text:p text:style-name="P43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明顯例子，某一特定監控個體 使用 木馬、後門 精準監控。</text:p>
                      <text:list>
                        <text:list-item>
                          <text:p text:style-name="P44">該監控個體 使用 木馬、後門 精準監控 領導層、國民群。</text:p>
                        </text:list-item>
                        <text:list-item>
                          <text:p text:style-name="P42">假定，該監控個體 發現，需要重點注意的 個體。</text:p>
                          <text:list>
                            <text:list-item>
                              <text:p text:style-name="P42">該監控個體 有機率，在 該個體的 電腦、手機 植入 木馬、後門、遠端操控權限。</text:p>
                            </text:list-item>
                            <text:list-item>
                              <text:p text:style-name="P42">該監控個體 有機率 監控、操控 該個體的 電腦、手機、簡訊、網路、攝影機。</text:p>
                            </text:list-item>
                            <text:list-item>
                              <text:p text:style-name="P45">該監控個體<text:span text:style-name="T6"> </text:span><text:span text:style-name="T8">24</text:span><text:span text:style-name="T35">小時、</text:span>全時段、全方位 觀察、偷窺、竊聽 該個體的電器、該個體。</text:p>
                            </text:list-item>
                            <text:list-item>
                              <text:p text:style-name="P45"><text:span text:style-name="T5">該監控個體 有機率針對 該個體，建立 更精準的、更隱私的 側寫（</text:span><text:span text:style-name="T15">profile）</text:span>。</text:p>
                            </text:list-item>
                            <text:list-item>
                              <text:p text:style-name="P45">假定，該監控個體 認定，該個體 有機率對 群體、文明 有危害、有威脅。</text:p>
                              <text:list>
                                <text:list-item>
                                  <text:p text:style-name="P45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46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明顯例子，某一特定監控個體 有機率認定，地球 是 練習場、實驗室、工作範圍。</text:p>
                      <text:list>
                        <text:list-item>
                          <text:p text:style-name="P46">假定，某一特定個體 感測到，自己、電器 被 偷窺、竊聽、控制。</text:p>
                          <text:list>
                            <text:list-item>
                              <text:p text:style-name="P46">該個體 有機率認定，是 錯覺。</text:p>
                            </text:list-item>
                            <text:list-item>
                              <text:p text:style-name="P47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48">假定，某一特定個體 認定，自己、電器 被 偷窺、竊聽、控制。</text:p>
                          <text:list>
                            <text:list-item>
                              <text:p text:style-name="P49">其他個體 有機率認定，該個體 是 被害妄想症、神經病患者。</text:p>
                            </text:list-item>
                            <text:list-item>
                              <text:p text:style-name="P48">該監控個體 有機率認定，就算 被（該個體）發現 也沒關係。</text:p>
                            </text:list-item>
                            <text:list-item>
                              <text:p text:style-name="P50">該個體 有機率 更新、掃毒、掃漏洞、裝補丁、聘請資安團隊、完全遠離電器。</text:p>
                            </text:list-item>
                            <text:list-item>
                              <text:p text:style-name="P50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<text:span text:style-name="T40">位</text:span>器型大規模監控。</text:p>
              <text:list>
                <text:list-item>
                  <text:p text:style-name="P52">位器型大規模監控 是 使用 位器 進行 大規模監控。</text:p>
                  <text:list>
                    <text:list-item>
                      <text:p text:style-name="P53">位器型大規模監控 是 使用 位器 進行（近距離、遠距離、超視距）大規模監控。</text:p>
                    </text:list-item>
                    <text:list-item>
                      <text:p text:style-name="P39">位器型大規模監控 是 設計、製造、使用 <text:span text:style-name="T41">力</text:span> 大規模、<text:span text:style-name="T5">精準 </text:span>監控、<text:span text:style-name="T5">側寫（</text:span><text:span text:style-name="T15">profile）</text:span>。</text:p>
                    </text:list-item>
                    <text:list-item>
                      <text:p text:style-name="P53">位器型大規模監控 是 設計、製造、使用 位器 大規模、<text:span text:style-name="T5">精準 </text:span>監控、<text:span text:style-name="T5">側寫(</text:span><text:span text:style-name="T15">profile)</text:span>。</text:p>
                    </text:list-item>
                  </text:list>
                </text:list-item>
                <text:list-item>
                  <text:p text:style-name="P51"><text:span text:style-name="T40">位</text:span>器型大規模監控 <text:span text:style-name="T33">↔</text:span><text:span text:style-name="T40"> </text:span>電器型大規模監控。</text:p>
                  <text:list>
                    <text:list-item>
                      <text:p text:style-name="P51">位動波 <text:span text:style-name="T33">↔</text:span><text:span text:style-name="T40"> </text:span>電磁波。</text:p>
                      <text:list>
                        <text:list-item>
                          <text:p text:style-name="P54">位訊號 <text:span text:style-name="T33">↔</text:span><text:span text:style-name="T40"> </text:span>電訊號。</text:p>
                        </text:list-item>
                      </text:list>
                    </text:list-item>
                    <text:list-item>
                      <text:p text:style-name="P104">力<text:span text:style-name="T36"> </text:span><text:span text:style-name="T33">↔</text:span><text:span text:style-name="T40"> </text:span>光。</text:p>
                    </text:list-item>
                    <text:list-item>
                      <text:p text:style-name="P55"><text:span text:style-name="T40">聲音、重力波 </text:span><text:span text:style-name="T33">↔</text:span><text:span text:style-name="T40"> 光波</text:span>。</text:p>
                    </text:list-item>
                  </text:list>
                </text:list-item>
              </text:list>
            </text:list-item>
            <text:list-item>
              <text:p text:style-name="P56">超能力型大規模監控。</text:p>
              <text:list>
                <text:list-item>
                  <text:p text:style-name="P56">超能力型大規模監控 是 使用 超能力 進行 大規模監控。</text:p>
                  <text:list>
                    <text:list-item>
                      <text:p text:style-name="P11"><text:span text:style-name="T25">超能力型大規模監控 是 </text:span>使用 超能力<text:span text:style-name="T25"> 進行（近距離、遠距離、超視距）大規模</text:span>監控。</text:p>
                    </text:list-item>
                    <text:list-item>
                      <text:p text:style-name="P56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57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37">明顯例子，超感知、超行為。</text:p>
                  <text:list>
                    <text:list-item>
                      <text:p text:style-name="P17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58">明顯例子，某一特定個體 使用 精神層工具、超能力工具 大規模監控。</text:p>
                      <text:list>
                        <text:list-item>
                          <text:p text:style-name="P59">該個體 使用 精神層工具、超能力工具，大規模監控 領導層、國民群。</text:p>
                        </text:list-item>
                        <text:list-item>
                          <text:p text:style-name="P59"><text:span text:style-name="T5">該個體 有機率大規模側寫（</text:span><text:span text:style-name="T15">profile）</text:span>。</text:p>
                        </text:list-item>
                      </text:list>
                    </text:list-item>
                    <text:list-item>
                      <text:p text:style-name="P60">明顯例子，精神層個體、超能力個體 使用 心電感應、<text:span text:style-name="T22">竊聽腦中感知</text:span> 精準監控。</text:p>
                      <text:list>
                        <text:list-item>
                          <text:p text:style-name="P61">精神層個體、超能力個體 使用 心電感應，精準監控 領導層、國民群。</text:p>
                        </text:list-item>
                        <text:list-item>
                          <text:p text:style-name="P62">假定，精神層個體、超能力個體 發現，需要重點注意的 個體。</text:p>
                          <text:list>
                            <text:list-item>
                              <text:p text:style-name="P62">精神層個體、超能力個體<text:span text:style-name="T6"> </text:span><text:span text:style-name="T8">24</text:span><text:span text:style-name="T35">小時、</text:span>全時段、全方位 觀察、偷窺、竊聽 該個體。</text:p>
                              <text:list>
                                <text:list-item>
                                  <text:p text:style-name="P63">精神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59">精神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64">假定，精神層、超能力 個體 認定，該個體 有機率對 群體、文明 有危害、有威脅。</text:p>
                          <text:list>
                            <text:list-item>
                              <text:p text:style-name="P64">精神層個體、超能力個體 有機率使用 超行為，威脅、攻擊、傷害、改變 該個體。</text:p>
                              <text:list>
                                <text:list-item>
                                  <text:p text:style-name="P65">精神層個體、超能力個體 有機率使用，<text:span text:style-name="T22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明顯例子，精神層個體、超能力個體 有機率認定，地球 是 練習場、實驗室、工作範圍。</text:p>
                      <text:list>
                        <text:list-item>
                          <text:p text:style-name="P67">假定，某一特定個體 感測到，自己（的 身體、意識）被 偷窺、竊聽、控制。</text:p>
                          <text:list>
                            <text:list-item>
                              <text:p text:style-name="P65">該個體 有機率認定，是 錯覺。</text:p>
                            </text:list-item>
                            <text:list-item>
                              <text:p text:style-name="P68">精神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69">假定，某一特定個體 認定，自己（的 身體、意識）被 偷窺、竊聽、控制。</text:p>
                          <text:list>
                            <text:list-item>
                              <text:p text:style-name="P49">其他個體 有機率認定，該個體 是 被害妄想症、神經病患者。</text:p>
                            </text:list-item>
                            <text:list-item>
                              <text:p text:style-name="P68">精神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0">被超能力監控的個體 有機率 感測不到、認知不到、沒有意識到，自己 被 超能力 監控。</text:p>
                  <text:list>
                    <text:list-item>
                      <text:p text:style-name="P71">明顯例子，假定，帶有探照燈的攝影機 發射出 可見光。</text:p>
                      <text:list>
                        <text:list-item>
                          <text:p text:style-name="P72">假定，人 被 可見光 照射。</text:p>
                        </text:list-item>
                        <text:list-item>
                          <text:p text:style-name="P71">人 有機率感測得到 可見光。</text:p>
                        </text:list-item>
                        <text:list-item>
                          <text:p text:style-name="P73">攝影機 有機率 感測到、感受到，人 反射的 可見光。</text:p>
                          <text:list>
                            <text:list-item>
                              <text:p text:style-name="P73">外在環境 有機率發射（外在環境 的）可見光。</text:p>
                            </text:list-item>
                            <text:list-item>
                              <text:p text:style-name="P73">外在環境 有機率 折射、反射、散射，帶有探照燈的攝影機 發射的 可見光。</text:p>
                            </text:list-item>
                            <text:list-item>
                              <text:p text:style-name="P73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明顯例子，假定，帶有探照燈的攝影機 發射出 無線電。</text:p>
                      <text:list>
                        <text:list-item>
                          <text:p text:style-name="P75">假定，人 被 無線電 照射。</text:p>
                        </text:list-item>
                        <text:list-item>
                          <text:p text:style-name="P75">人 有機率感測不到 無線電。</text:p>
                        </text:list-item>
                        <text:list-item>
                          <text:p text:style-name="P76">攝影機 有機率 感測到、感受到，人 反射的 無線電。</text:p>
                          <text:list>
                            <text:list-item>
                              <text:p text:style-name="P76">外在環境 有機率發射（外在環境 的）無線電。</text:p>
                            </text:list-item>
                            <text:list-item>
                              <text:p text:style-name="P77">外在環境 有機率 折射、反射、散射，帶有探照燈的攝影機 發射的 無線電。</text:p>
                            </text:list-item>
                            <text:list-item>
                              <text:p text:style-name="P78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74">帶有探照燈的攝影機 <text:span text:style-name="T34">↔</text:span><text:span text:style-name="T42"> 超能力者</text:span>。</text:p>
                          <text:list>
                            <text:list-item>
                              <text:p text:style-name="P79">發射、感測（無線電 的）能力<text:span text:style-name="T42"> </text:span><text:span text:style-name="T34">↔</text:span><text:span text:style-name="T42"> 超能力</text:span>。</text:p>
                            </text:list-item>
                            <text:list-item>
                              <text:p text:style-name="P80">無線電 <text:span text:style-name="T34">↔</text:span><text:span text:style-name="T42">（超能力 的）能量</text:span>。<text:span text:style-name="T43">{、儲量、宗量</text:span><text:span text:style-name="T44">、個體}</text:span></text:p>
                            </text:list-item>
                            <text:list-item>
                              <text:p text:style-name="P81">人 <text:span text:style-name="T34">↔</text:span><text:span text:style-name="T42"> </text:span>被超能力監控的個體。</text:p>
                            </text:list-item>
                            <text:list-item>
                              <text:p text:style-name="P82">人 被 無線電 照射<text:span text:style-name="T42"> </text:span><text:span text:style-name="T34">↔</text:span><text:span text:style-name="T42"> 心電感應、催眠、精神控制、意識控制、寫入腦中感知</text:span>。</text:p>
                            </text:list-item>
                            <text:list-item>
                              <text:p text:style-name="P82">人 反射的 無線電 <text:span text:style-name="T34">↔</text:span><text:span text:style-name="T42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0">超能力型大規模監控 <text:span text:style-name="T33">↔</text:span><text:span text:style-name="T40"> </text:span>電器型大規模監控。</text:p>
                  <text:list>
                    <text:list-item>
                      <text:p text:style-name="P70">（精神）（？？？）波 <text:span text:style-name="T33">↔</text:span><text:span text:style-name="T40"> </text:span>電磁波。</text:p>
                      <text:list>
                        <text:list-item>
                          <text:p text:style-name="P70">精神訊號 <text:span text:style-name="T33">↔</text:span><text:span text:style-name="T40"> </text:span>電訊號。</text:p>
                        </text:list-item>
                      </text:list>
                    </text:list-item>
                    <text:list-item>
                      <text:p text:style-name="P105"><text:span text:style-name="T42">（超能力 的）能量 </text:span><text:span text:style-name="T33">↔</text:span><text:span text:style-name="T40"> </text:span>光。</text:p>
                      <text:list>
                        <text:list-item>
                          <text:p text:style-name="P83"><text:span text:style-name="T42">（超能力 的）波 </text:span><text:span text:style-name="T33">↔</text:span><text:span text:style-name="T40"> 光波</text:span>。<text:span text:style-name="T43">{</text:span><text:span text:style-name="T44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<text:span text:style-name="T5">第</text:span><text:span text:style-name="T16">a層級型態</text:span>大規模監控<text:span text:style-name="T38">。</text:span></text:p>
              <text:list>
                <text:list-item>
                  <text:p text:style-name="P84">明顯例子，<text:span text:style-name="T39">肉質層型</text:span>大規模監控、意識<text:span text:style-name="T39">層型</text:span>大規模監控、精神<text:span text:style-name="T39">層型</text:span>大規模監控。</text:p>
                </text:list-item>
              </text:list>
            </text:list-item>
          </text:list>
        </text:list-item>
        <text:list-item>
          <text:p text:style-name="P84"><text:bookmark-start text:name="&lt;_3_&gt;個體"/><text:span text:style-name="T5">&lt;_?</text:span><text:span text:style-name="T18">3_&gt;</text:span><text:span text:style-name="T48">個體</text:span><text:bookmark-end text:name="&lt;_3_&gt;個體"/></text:p>
          <text:list>
            <text:list-item>
              <text:p text:style-name="P12"><text:span text:style-name="T27">個體、群體（自己）</text:span><text:span text:style-name="T19">獨立思考、意識判斷、自由選擇</text:span><text:span text:style-name="T27"> 要、不要，</text:span><text:span text:style-name="T25">以 </text:span><text:span text:style-name="T28">&lt;_?3_&gt;個</text:span><text:span text:style-name="T25">體 為 中心思想</text:span><text:span text:style-name="T5">。</text:span></text:p>
              <text:list>
                <text:list-item>
                  <text:p text:style-name="P85"><text:span text:style-name="T19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86"><text:span text:style-name="T19">獨立思考、意識判斷、自由選擇</text:span><text:span text:style-name="T42"> </text:span>是 <text:span text:style-name="T19">個體、群體 獨立思考、意識判斷、自由選擇</text:span><text:span text:style-name="T5">。</text:span></text:p>
                    </text:list-item>
                    <text:list-item>
                      <text:p text:style-name="P13"><text:span text:style-name="T19">個體、群體</text:span><text:span text:style-name="T27">（自己）</text:span><text:span text:style-name="T29">獨立</text:span><text:span text:style-name="T20">思考、</text:span><text:span text:style-name="T29">群體</text:span><text:span text:style-name="T20">討論、</text:span><text:span text:style-name="T29">意識</text:span><text:span text:style-name="T20">判斷、</text:span><text:span text:style-name="T29">觀點</text:span><text:span text:style-name="T20">認定、</text:span><text:span text:style-name="T29">自由</text:span><text:span text:style-name="T20">選擇、</text:span><text:span text:style-name="T29">實際</text:span><text:span text:style-name="T20">執行</text:span><text:span text:style-name="T5">。</text:span></text:p>
                    </text:list-item>
                    <text:list-item>
                      <text:p text:style-name="P87"><text:span text:style-name="T5">個體、群體（自己）質疑、</text:span><text:span text:style-name="T21">驗證</text:span><text:span text:style-name="T5">、</text:span><text:span text:style-name="T21">好奇、遞迴、拓展、跨領域移植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87"><text:span text:style-name="T5">假定，</text:span><text:span text:style-name="T19">個體</text:span>、群體<text:span text:style-name="T19"> </text:span>以<text:span text:style-name="T6"> &lt;_?</text:span><text:span text:style-name="T10">3_&gt;</text:span><text:span text:style-name="T49">個體 為 中心思想</text:span>。</text:p>
              <text:list>
                <text:list-item>
                  <text:p text:style-name="P88">個體、群體 的 本能、傳承、存在、變化、生存、生活 不是，<text:span text:style-name="T6">為了 自己</text:span>。</text:p>
                </text:list-item>
                <text:list-item>
                  <text:p text:style-name="P89">個體、群體 的 本能、傳承、存在、變化、生存、生活 是，<text:span text:style-name="T6">為了 &lt;_?</text:span><text:span text:style-name="T10">3_&gt;</text:span><text:span text:style-name="T49">個體</text:span>。</text:p>
                  <text:list>
                    <text:list-item>
                      <text:p text:style-name="P90">個體、群體 的 本能、傳承、存在、變化、生存、生活 是<text:span text:style-name="T6">為了 提升、昇華 &lt;_?</text:span><text:span text:style-name="T10">3_&gt;</text:span><text:span text:style-name="T49">個體</text:span>。</text:p>
                    </text:list-item>
                  </text:list>
                </text:list-item>
              </text:list>
            </text:list-item>
            <text:list-item>
              <text:p text:style-name="P91">假定，個體、物種、文明 以 <text:span text:style-name="T6">&lt;_?3_&gt;個</text:span>體 為 中心思想。</text:p>
              <text:list>
                <text:list-item>
                  <text:p text:style-name="P92">個體的存在、物種的延續、文明的傳承 不是，為了 自己。</text:p>
                </text:list-item>
                <text:list-item>
                  <text:p text:style-name="P93">個體的存在、物種的延續、文明的傳承 是，<text:span text:style-name="T6">為了 &lt;_?</text:span><text:span text:style-name="T10">3_&gt;</text:span><text:span text:style-name="T49">個體</text:span>。</text:p>
                  <text:list>
                    <text:list-item>
                      <text:p text:style-name="P94">個體的存在、物種的延續、<text:span text:style-name="T19">文明</text:span>的傳承 是<text:span text:style-name="T6">為了 提升、昇華 &lt;_?</text:span><text:span text:style-name="T10">3_&gt;</text:span><text:span text:style-name="T49">個體</text:span>。</text:p>
                    </text:list-item>
                    <text:list-item>
                      <text:p text:style-name="P95"><text:span text:style-name="T19">個體 的 明顯例子，聲音、人類、樹木、土壤、地球、月亮、太陽、太陽系、電腦、數學</text:span>。</text:p>
                    </text:list-item>
                    <text:list-item>
                      <text:p text:style-name="P96"><text:span text:style-name="T19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"><text:bookmark-start text:name="學門"/>學門<text:bookmark-end text:name="學門"/></text:p>
          <text:list>
            <text:list-item>
              <text:p text:style-name="P96">個體學。</text:p>
              <text:list>
                <text:list-item>
                  <text:p text:style-name="P96">世界學。</text:p>
                  <text:list>
                    <text:list-item>
                      <text:p text:style-name="P18">（世界學門 的 相關描述在 世界<text:span text:style-name="T1">學</text:span> 文件群的 <text:span text:style-name="T1">世界學</text:span>）</text:p>
                    </text:list-item>
                  </text:list>
                </text:list-item>
                <text:list-item>
                  <text:p text:style-name="P96">文明學。</text:p>
                  <text:list>
                    <text:list-item>
                      <text:p text:style-name="P97"><text:span text:style-name="T50">記錄、好奇、探索</text:span> 文明（本身）。</text:p>
                    </text:list-item>
                    <text:list-item>
                      <text:p text:style-name="P97"><text:span text:style-name="T50">記錄、好奇、探索</text:span> 文明的 本能、傳承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0:18:05.075000000</dc:date>
    <meta:editing-duration>P197DT21H33M33S</meta:editing-duration>
    <meta:editing-cycles>10389</meta:editing-cycles>
    <meta:document-statistic meta:table-count="0" meta:image-count="0" meta:object-count="0" meta:page-count="1" meta:paragraph-count="243" meta:word-count="5119" meta:character-count="5986" meta:non-whitespace-character-count="5471"/>
  </office:meta>
</office:document-meta>
</file>